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in CPUS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3" table:number-columns-repeated="1006" table:default-cell-style-name="ce1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2" office:value-type="string" calcext:value-type="string">
            <text:p>Sin Carga Sin Espera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Default"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Default"/>
          <table:table-cell table:style-name="ce3" office:value-type="float" office:value="218260" calcext:value-type="float">
            <text:p>21826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.386302 ms</text:p>
          </table:table-cell>
          <table:table-cell/>
          <table:table-cell table:style-name="Default" table:number-columns-repeated="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in Carga Con Espera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6187" calcext:value-type="float">
            <text:p>1618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.912917 m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inerGat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5356" calcext:value-type="float">
            <text:p>2535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1.236875 m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eekBench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4844" calcext:value-type="float">
            <text:p>148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.511510 m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ntutu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44567" calcext:value-type="float">
            <text:p>4456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9.123852 m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ideo <text:a xlink:href="mailto:1080@60fps" xlink:type="simple">1080@60fps</text:a>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1 ms</text:p>
          </table:table-cell>
          <table:table-cell table:style-name="ce3" office:value-type="string" calcext:value-type="string">
            <text:p>15 ms</text:p>
          </table:table-cell>
          <table:table-cell table:style-name="ce3" office:value-type="string" calcext:value-type="string">
            <text:p>20 ms</text:p>
          </table:table-cell>
          <table:table-cell table:style-name="ce3" office:value-type="string" calcext:value-type="string">
            <text:p>25 ms</text:p>
          </table:table-cell>
          <table:table-cell table:style-name="ce3" office:value-type="string" calcext:value-type="string">
            <text:p>30 ms</text:p>
          </table:table-cell>
          <table:table-cell table:style-name="ce3" office:value-type="string" calcext:value-type="string">
            <text:p>35 ms</text:p>
          </table:table-cell>
          <table:table-cell table:style-name="ce3" office:value-type="string" calcext:value-type="string">
            <text:p>ALTO</text:p>
          </table:table-cell>
          <table:table-cell table:style-name="ce3" office:value-type="string" calcext:value-type="string">
            <text:p>Máx Val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19748" calcext:value-type="float">
            <text:p>197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.565729 ms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 CPUSET" table:style-name="ta1">
        <table:table-column table:style-name="co3" table:default-cell-style-name="Default"/>
        <table:table-column table:style-name="co2" table:default-cell-style-name="ce6"/>
        <table:table-column table:style-name="co3" table:number-columns-repeated="6" table:default-cell-style-name="ce6"/>
        <table:table-column table:style-name="co1" table:default-cell-style-name="ce4"/>
        <table:table-column table:style-name="co3" table:number-columns-repeated="2" table:default-cell-style-name="Default"/>
        <table:table-column table:style-name="co2" table:default-cell-style-name="ce6"/>
        <table:table-column table:style-name="co3" table:number-columns-repeated="6" table:default-cell-style-name="ce6"/>
        <table:table-column table:style-name="co1" table:default-cell-style-name="ce4"/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5" office:value-type="string" calcext:value-type="string">
            <text:p>Sin Carga Sin Espera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Sin Carga Sin Esper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79340" calcext:value-type="float">
            <text:p>7934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3.952760 ms</text:p>
          </table:table-cell>
          <table:table-cell table:number-columns-repeated="2"/>
          <table:table-cell office:value-type="float" office:value="218260" calcext:value-type="float">
            <text:p>21826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string" calcext:value-type="string">
            <text:p>20.386302 ms</text:p>
          </table:table-cell>
        </table:table-row>
        <table:table-row table:style-name="ro1" table:number-rows-repeated="2">
          <table:table-cell/>
          <table:table-cell table:style-name="ce4" table:number-columns-repeated="7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/>
          <table:table-cell table:style-name="ce5" office:value-type="string" calcext:value-type="string">
            <text:p>Sin Carga Con Espera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Sin Carga Con Esper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35338" calcext:value-type="float">
            <text:p>3533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10.061614 ms</text:p>
          </table:table-cell>
          <table:table-cell table:number-columns-repeated="2"/>
          <table:table-cell office:value-type="float" office:value="16187" calcext:value-type="float">
            <text:p>16187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16.912917 ms</text:p>
          </table:table-cell>
        </table:table-row>
        <table:table-row table:style-name="ro1" table:number-rows-repeated="2">
          <table:table-cell/>
          <table:table-cell table:style-name="ce4" table:number-columns-repeated="7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/>
          <table:table-cell table:style-name="ce5" office:value-type="string" calcext:value-type="string">
            <text:p>MinerGate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MinerGate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30839" calcext:value-type="float">
            <text:p>308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10.111250 ms</text:p>
          </table:table-cell>
          <table:table-cell table:number-columns-repeated="2"/>
          <table:table-cell office:value-type="float" office:value="25356" calcext:value-type="float">
            <text:p>2535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1.236875 ms</text:p>
          </table:table-cell>
        </table:table-row>
        <table:table-row table:style-name="ro1" table:number-rows-repeated="2">
          <table:table-cell/>
          <table:table-cell table:style-name="ce4" table:number-columns-repeated="7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/>
          <table:table-cell table:style-name="ce5" office:value-type="string" calcext:value-type="string">
            <text:p>GeekBench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GeekBench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30117" calcext:value-type="float">
            <text:p>3011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10.063333 ms</text:p>
          </table:table-cell>
          <table:table-cell table:number-columns-repeated="2"/>
          <table:table-cell office:value-type="float" office:value="14844" calcext:value-type="float">
            <text:p>1484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string" calcext:value-type="string">
            <text:p>22.511510 ms</text:p>
          </table:table-cell>
        </table:table-row>
        <table:table-row table:style-name="ro1" table:number-rows-repeated="2">
          <table:table-cell/>
          <table:table-cell table:style-name="ce4" table:number-columns-repeated="7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/>
          <table:table-cell table:style-name="ce5" office:value-type="string" calcext:value-type="string">
            <text:p>Antutu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Antutu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28073" calcext:value-type="float">
            <text:p>280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10.236790 ms</text:p>
          </table:table-cell>
          <table:table-cell table:number-columns-repeated="2"/>
          <table:table-cell office:value-type="float" office:value="44567" calcext:value-type="float">
            <text:p>44567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29.123852 ms</text:p>
          </table:table-cell>
        </table:table-row>
        <table:table-row table:style-name="ro1" table:number-rows-repeated="2">
          <table:table-cell/>
          <table:table-cell table:style-name="ce4" table:number-columns-repeated="7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/>
          <table:table-cell table:style-name="ce5" office:value-type="string" calcext:value-type="string">
            <text:p>Video <text:a xlink:href="mailto:1080@60fps" xlink:type="simple">1080@60fps</text:a></text:p>
          </table:table-cell>
          <table:table-cell table:style-name="Default" table:number-columns-repeated="6"/>
          <table:table-cell table:number-columns-repeated="3"/>
          <table:table-cell table:style-name="ce5" office:value-type="string" calcext:value-type="string">
            <text:p>Video <text:a xlink:href="mailto:1080@60fps" xlink:type="simple">1080@60fps</text:a>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  <table:table-cell table:number-columns-repeated="2"/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5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35 ms</text:p>
          </table:table-cell>
          <table:table-cell office:value-type="string" calcext:value-type="string">
            <text:p>ALTO</text:p>
          </table:table-cell>
          <table:table-cell table:style-name="ce6" office:value-type="string" calcext:value-type="string">
            <text:p>Máx Value</text:p>
          </table:table-cell>
        </table:table-row>
        <table:table-row table:style-name="ro1">
          <table:table-cell/>
          <table:table-cell office:value-type="float" office:value="30283" calcext:value-type="float">
            <text:p>3028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string" calcext:value-type="string">
            <text:p>10.210469 ms</text:p>
          </table:table-cell>
          <table:table-cell table:number-columns-repeated="2"/>
          <table:table-cell office:value-type="float" office:value="19748" calcext:value-type="float">
            <text:p>1974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18.565729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2:42:54.9647597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06:57.732160561</meta:creation-date>
    <dc:date>2018-05-03T12:48:09.299370042</dc:date>
    <meta:editing-duration>PT3H18M19S</meta:editing-duration>
    <meta:editing-cycles>14</meta:editing-cycles>
    <meta:generator>LibreOffice/5.1.6.2$Linux_X86_64 LibreOffice_project/10m0$Build-2</meta:generator>
    <meta:document-statistic meta:table-count="2" meta:cell-count="306" meta:object-count="0"/>
  </office:meta>
</office:document-meta>
</file>